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i mathvariant="italic">DEM</mi>
      </msub>
      <mspace width="2em"/>
      <mi mathvariant="italic">ou</mi>
      <mspace width="2em"/>
      <msub>
        <mi mathvariant="normal">σ</mi>
        <mover accent="true">
          <mi>x</mi>
          <mo stretchy="false">¯</mo>
        </mover>
      </msub>
      <mrow>
        <mspace width="0.5em"/>
        <mo stretchy="false">=</mo>
        <mspace width="0.5em"/>
      </mrow>
      <mfrac>
        <msub>
          <mi mathvariant="normal">σ</mi>
          <mi mathvariant="italic">pop</mi>
        </msub>
        <msqrt>
          <mi>n</mi>
        </msqrt>
      </mfrac>
      <mspace width="2em"/>
      <mi mathvariant="italic">ou</mi>
      <mspace width="2em"/>
      <mfrac>
        <mover accent="true">
          <mi mathvariant="normal">σ</mi>
          <mo stretchy="true">^</mo>
        </mover>
        <msqrt>
          <mi>n</mi>
        </msqrt>
      </mfrac>
    </mrow>
    <annotation encoding="StarMath 5.0">%sigma_{DEM} ~ou ~%sigma_{bar x }`=`{%sigma_{pop }} over {sqrt{n} } ~ ou~ {widehat {%sigma}} over {sqrt{n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</office:meta>
</office:document-meta>
</file>